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4.718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shapes>
          <draw:frame draw:z-index="0" draw:style-name="gr1" draw:text-style-name="P1" svg:width="26.113cm" svg:height="14.688cm" svg:x="1.262cm" svg:y="5.226cm">
            <draw:object draw:notify-on-update-of-ranges="benchmarks.A2:benchmarks.A2 benchmarks.A3:benchmarks.A6 benchmarks.B2:benchmarks.B2 benchmarks.B3:benchmarks.B6 benchmarks.C2:benchmarks.C2 benchmarks.C3:benchmarks.C6 benchmarks.D2:benchmarks.D2 benchmarks.D3:benchmarks.D6 benchmarks.E2:benchmarks.E2 benchmarks.E3:benchmarks.E6 benchmarks.F2:benchmarks.F2 benchmarks.F3:benchmarks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209cm" svg:height="16.429cm" svg:x="0cm" svg:y="19.403cm">
            <draw:object draw:notify-on-update-of-ranges="benchmarks.A37:benchmarks.A37 benchmarks.A38:benchmarks.A41 benchmarks.B37:benchmarks.B37 benchmarks.B38:benchmarks.B41 benchmarks.C37:benchmarks.C37 benchmarks.C38:benchmarks.C41 benchmarks.D37:benchmarks.D37 benchmarks.D38:benchmarks.D41 benchmarks.E37:benchmarks.E37 benchmarks.E38:benchmarks.E41 benchmarks.F37:benchmarks.F37 benchmarks.F38:benchmarks.F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cry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ES-128-ECB</text:p>
          </table:table-cell>
          <table:table-cell office:value-type="string" calcext:value-type="string">
            <text:p>AES-128-CBC</text:p>
          </table:table-cell>
          <table:table-cell office:value-type="string" calcext:value-type="string">
            <text:p>AES-128-CFB</text:p>
          </table:table-cell>
          <table:table-cell office:value-type="string" calcext:value-type="string">
            <text:p>AES-128-OFB</text:p>
          </table:table-cell>
          <table:table-cell office:value-type="string" calcext:value-type="string">
            <text:p>AES-128-CTR</text:p>
          </table:table-cell>
        </table:table-row>
        <table:table-row table:style-name="ro1">
          <table:table-cell office:value-type="string" calcext:value-type="string">
            <text:p>texts/pan-tadeusz-x200.txt</text:p>
          </table:table-cell>
          <table:table-cell office:value-type="float" office:value="0.542339324951172" calcext:value-type="float">
            <text:p>0,542339324951172</text:p>
          </table:table-cell>
          <table:table-cell office:value-type="float" office:value="0.610511779785156" calcext:value-type="float">
            <text:p>0,610511779785156</text:p>
          </table:table-cell>
          <table:table-cell office:value-type="float" office:value="7.7905592918396" calcext:value-type="float">
            <text:p>7,7905592918396</text:p>
          </table:table-cell>
          <table:table-cell office:value-type="float" office:value="0.606648445129395" calcext:value-type="float">
            <text:p>0,606648445129395</text:p>
          </table:table-cell>
          <table:table-cell office:value-type="float" office:value="1.56494832038879" calcext:value-type="float">
            <text:p>1,56494832038879</text:p>
          </table:table-cell>
        </table:table-row>
        <table:table-row table:style-name="ro1">
          <table:table-cell office:value-type="string" calcext:value-type="string">
            <text:p>texts/pan-tadeusz-x2000.txt</text:p>
          </table:table-cell>
          <table:table-cell office:value-type="float" office:value="5.3355131149292" calcext:value-type="float">
            <text:p>5,3355131149292</text:p>
          </table:table-cell>
          <table:table-cell office:value-type="float" office:value="6.09808278083801" calcext:value-type="float">
            <text:p>6,09808278083801</text:p>
          </table:table-cell>
          <table:table-cell office:value-type="float" office:value="78.0999157428741" calcext:value-type="float">
            <text:p>78,0999157428741</text:p>
          </table:table-cell>
          <table:table-cell office:value-type="float" office:value="6.11130309104919" calcext:value-type="float">
            <text:p>6,11130309104919</text:p>
          </table:table-cell>
          <table:table-cell office:value-type="float" office:value="16.7213900089264" calcext:value-type="float">
            <text:p>16,7213900089264</text:p>
          </table:table-cell>
        </table:table-row>
        <table:table-row table:style-name="ro1">
          <table:table-cell office:value-type="string" calcext:value-type="string">
            <text:p>texts/pan-tadeusz-x20.txt</text:p>
          </table:table-cell>
          <table:table-cell office:value-type="float" office:value="0.0855627059936523" calcext:value-type="float">
            <text:p>0,0855627059936523</text:p>
          </table:table-cell>
          <table:table-cell office:value-type="float" office:value="0.0909860134124756" calcext:value-type="float">
            <text:p>0,0909860134124756</text:p>
          </table:table-cell>
          <table:table-cell office:value-type="float" office:value="0.814338207244873" calcext:value-type="float">
            <text:p>0,814338207244873</text:p>
          </table:table-cell>
          <table:table-cell office:value-type="float" office:value="0.091923713684082" calcext:value-type="float">
            <text:p>0,091923713684082</text:p>
          </table:table-cell>
          <table:table-cell office:value-type="float" office:value="0.182292699813843" calcext:value-type="float">
            <text:p>0,182292699813843</text:p>
          </table:table-cell>
        </table:table-row>
        <table:table-row table:style-name="ro1">
          <table:table-cell office:value-type="string" calcext:value-type="string">
            <text:p>texts/pan-tadeusz-x1.txt</text:p>
          </table:table-cell>
          <table:table-cell office:value-type="float" office:value="0.00409698486328125" calcext:value-type="float">
            <text:p>0,00409698486328125</text:p>
          </table:table-cell>
          <table:table-cell office:value-type="float" office:value="0.00499653816223145" calcext:value-type="float">
            <text:p>0,00499653816223145</text:p>
          </table:table-cell>
          <table:table-cell office:value-type="float" office:value="0.0411117076873779" calcext:value-type="float">
            <text:p>0,0411117076873779</text:p>
          </table:table-cell>
          <table:table-cell office:value-type="float" office:value="0.00528311729431152" calcext:value-type="float">
            <text:p>0,00528311729431152</text:p>
          </table:table-cell>
          <table:table-cell office:value-type="float" office:value="0.0120532512664795" calcext:value-type="float">
            <text:p>0,0120532512664795</text:p>
          </table:table-cell>
        </table:table-row>
        <table:table-row table:style-name="ro1" table:number-rows-repeated="29">
          <table:table-cell table:number-columns-repeated="6"/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ES-128-ECB</text:p>
          </table:table-cell>
          <table:table-cell office:value-type="string" calcext:value-type="string">
            <text:p>AES-128-CBC</text:p>
          </table:table-cell>
          <table:table-cell office:value-type="string" calcext:value-type="string">
            <text:p>AES-128-CFB</text:p>
          </table:table-cell>
          <table:table-cell office:value-type="string" calcext:value-type="string">
            <text:p>AES-128-OFB</text:p>
          </table:table-cell>
          <table:table-cell office:value-type="string" calcext:value-type="string">
            <text:p>AES-128-CTR</text:p>
          </table:table-cell>
        </table:table-row>
        <table:table-row table:style-name="ro1">
          <table:table-cell office:value-type="string" calcext:value-type="string">
            <text:p>texts/pan-tadeusz-x200.txt</text:p>
          </table:table-cell>
          <table:table-cell office:value-type="float" office:value="0.548891305923462" calcext:value-type="float">
            <text:p>0,548891305923462</text:p>
          </table:table-cell>
          <table:table-cell office:value-type="float" office:value="0.631217002868652" calcext:value-type="float">
            <text:p>0,631217002868652</text:p>
          </table:table-cell>
          <table:table-cell office:value-type="float" office:value="7.78859210014343" calcext:value-type="float">
            <text:p>7,78859210014343</text:p>
          </table:table-cell>
          <table:table-cell office:value-type="float" office:value="0.616282939910889" calcext:value-type="float">
            <text:p>0,616282939910889</text:p>
          </table:table-cell>
          <table:table-cell office:value-type="float" office:value="1.56158995628357" calcext:value-type="float">
            <text:p>1,56158995628357</text:p>
          </table:table-cell>
        </table:table-row>
        <table:table-row table:style-name="ro1">
          <table:table-cell office:value-type="string" calcext:value-type="string">
            <text:p>texts/pan-tadeusz-x2000.txt</text:p>
          </table:table-cell>
          <table:table-cell office:value-type="float" office:value="5.37069725990295" calcext:value-type="float">
            <text:p>5,37069725990295</text:p>
          </table:table-cell>
          <table:table-cell office:value-type="float" office:value="6.27426743507385" calcext:value-type="float">
            <text:p>6,27426743507385</text:p>
          </table:table-cell>
          <table:table-cell office:value-type="float" office:value="82.3137764930725" calcext:value-type="float">
            <text:p>82,3137764930725</text:p>
          </table:table-cell>
          <table:table-cell office:value-type="float" office:value="6.33648490905762" calcext:value-type="float">
            <text:p>6,33648490905762</text:p>
          </table:table-cell>
          <table:table-cell office:value-type="float" office:value="15.9409325122833" calcext:value-type="float">
            <text:p>15,9409325122833</text:p>
          </table:table-cell>
        </table:table-row>
        <table:table-row table:style-name="ro1">
          <table:table-cell office:value-type="string" calcext:value-type="string">
            <text:p>texts/pan-tadeusz-x20.txt</text:p>
          </table:table-cell>
          <table:table-cell office:value-type="float" office:value="0.0498793125152588" calcext:value-type="float">
            <text:p>0,0498793125152588</text:p>
          </table:table-cell>
          <table:table-cell office:value-type="float" office:value="0.0591287612915039" calcext:value-type="float">
            <text:p>0,0591287612915039</text:p>
          </table:table-cell>
          <table:table-cell office:value-type="float" office:value="0.781368017196655" calcext:value-type="float">
            <text:p>0,781368017196655</text:p>
          </table:table-cell>
          <table:table-cell office:value-type="float" office:value="0.0599908828735352" calcext:value-type="float">
            <text:p>0,0599908828735352</text:p>
          </table:table-cell>
          <table:table-cell office:value-type="float" office:value="0.157443523406982" calcext:value-type="float">
            <text:p>0,157443523406982</text:p>
          </table:table-cell>
        </table:table-row>
        <table:table-row table:style-name="ro1">
          <table:table-cell office:value-type="string" calcext:value-type="string">
            <text:p>texts/pan-tadeusz-x1.txt</text:p>
          </table:table-cell>
          <table:table-cell office:value-type="float" office:value="0.00245332717895508" calcext:value-type="float">
            <text:p>0,00245332717895508</text:p>
          </table:table-cell>
          <table:table-cell office:value-type="float" office:value="0.00294065475463867" calcext:value-type="float">
            <text:p>0,00294065475463867</text:p>
          </table:table-cell>
          <table:table-cell office:value-type="float" office:value="0.0396308898925781" calcext:value-type="float">
            <text:p>0,0396308898925781</text:p>
          </table:table-cell>
          <table:table-cell office:value-type="float" office:value="0.00283408164978027" calcext:value-type="float">
            <text:p>0,00283408164978027</text:p>
          </table:table-cell>
          <table:table-cell office:value-type="float" office:value="0.00860357284545898" calcext:value-type="float">
            <text:p>0,00860357284545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.00.0000</text:date>, <text:time style:data-style-name="N2" text:time-value="10:02:48.13721268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2T10:28:17.934637459</dc:date>
    <meta:editing-duration>PT11M39S</meta:editing-duration>
    <meta:editing-cycles>4</meta:editing-cycles>
    <meta:generator>LibreOffice/7.2.5.2$Linux_X86_64 LibreOffice_project/20$Build-2</meta:generator>
    <meta:document-statistic meta:table-count="1" meta:cell-count="6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114cm" svg:height="14.689cm" xlink:href=".." xlink:type="simple" chart:class="chart:bar" chart:style-name="ch1">
        <chart:title svg:x="9.362cm" svg:y="0.429cm" chart:style-name="ch2">
          <text:p>Czasy szyfrowania pliku tekstowego</text:p>
        </chart:title>
        <chart:legend chart:legend-position="end" svg:x="23.163cm" svg:y="6.049cm" style:legend-expansion="high" chart:style-name="ch3"/>
        <chart:plot-area chart:style-name="ch4" table:cell-range-address="benchmarks.A2:benchmarks.F6" chart:data-source-has-labels="both" svg:x="0.522cm" svg:y="1.501cm" svg:width="22.119cm" svg:height="11.914cm">
          <chart:coordinate-region svg:x="5.059cm" svg:y="1.501cm" svg:width="17.395cm" svg:height="11.267cm"/>
          <chart:axis chart:dimension="x" chart:name="primary-x" chart:style-name="ch5" chartooo:axis-type="auto">
            <chartooo:date-scale/>
            <chart:categories table:cell-range-address="benchmarks.A3:benchmarks.A6"/>
          </chart:axis>
          <chart:axis chart:dimension="y" chart:name="primary-y" chart:style-name="ch6">
            <chart:title svg:x="11.365cm" svg:y="13.708cm" chart:style-name="ch7">
              <text:p>[s]</text:p>
            </chart:title>
            <chart:grid chart:style-name="ch8" chart:class="major"/>
          </chart:axis>
          <chart:series chart:style-name="ch9" chart:values-cell-range-address="benchmarks.B3:benchmarks.B6" chart:label-cell-address="benchmarks.B2:benchmarks.B2" chart:class="chart:bar">
            <chart:data-point chart:repeated="4"/>
          </chart:series>
          <chart:series chart:style-name="ch10" chart:values-cell-range-address="benchmarks.C3:benchmarks.C6" chart:label-cell-address="benchmarks.C2:benchmarks.C2" chart:class="chart:bar">
            <chart:data-point chart:repeated="4"/>
          </chart:series>
          <chart:series chart:style-name="ch11" chart:values-cell-range-address="benchmarks.D3:benchmarks.D6" chart:label-cell-address="benchmarks.D2:benchmarks.D2" chart:class="chart:bar">
            <chart:data-point chart:repeated="4"/>
          </chart:series>
          <chart:series chart:style-name="ch12" chart:values-cell-range-address="benchmarks.E3:benchmarks.E6" chart:label-cell-address="benchmarks.E2:benchmarks.E2" chart:class="chart:bar">
            <chart:data-point chart:repeated="4"/>
          </chart:series>
          <chart:series chart:style-name="ch13" chart:values-cell-range-address="benchmarks.F3:benchmarks.F6" chart:label-cell-address="benchmarks.F2:benchmarks.F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ES-128-ECB</text:p>
                <draw:g>
                  <svg:desc>benchmarks.B2:benchmarks.B2</svg:desc>
                </draw:g>
              </table:table-cell>
              <table:table-cell office:value-type="string">
                <text:p>AES-128-CBC</text:p>
                <draw:g>
                  <svg:desc>benchmarks.C2:benchmarks.C2</svg:desc>
                </draw:g>
              </table:table-cell>
              <table:table-cell office:value-type="string">
                <text:p>AES-128-CFB</text:p>
                <draw:g>
                  <svg:desc>benchmarks.D2:benchmarks.D2</svg:desc>
                </draw:g>
              </table:table-cell>
              <table:table-cell office:value-type="string">
                <text:p>AES-128-OFB</text:p>
                <draw:g>
                  <svg:desc>benchmarks.E2:benchmarks.E2</svg:desc>
                </draw:g>
              </table:table-cell>
              <table:table-cell office:value-type="string">
                <text:p>AES-128-CTR</text:p>
                <draw:g>
                  <svg:desc>benchmarks.F2:benchmark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s/pan-tadeusz-x200.txt</text:p>
                <draw:g>
                  <svg:desc>benchmarks.A3:benchmarks.A6</svg:desc>
                </draw:g>
              </table:table-cell>
              <table:table-cell office:value-type="float" office:value="0.542339324951172">
                <text:p>0.542339324951172</text:p>
                <draw:g>
                  <svg:desc>benchmarks.B3:benchmarks.B6</svg:desc>
                </draw:g>
              </table:table-cell>
              <table:table-cell office:value-type="float" office:value="0.610511779785156">
                <text:p>0.610511779785156</text:p>
                <draw:g>
                  <svg:desc>benchmarks.C3:benchmarks.C6</svg:desc>
                </draw:g>
              </table:table-cell>
              <table:table-cell office:value-type="float" office:value="7.7905592918396">
                <text:p>7.7905592918396</text:p>
                <draw:g>
                  <svg:desc>benchmarks.D3:benchmarks.D6</svg:desc>
                </draw:g>
              </table:table-cell>
              <table:table-cell office:value-type="float" office:value="0.606648445129395">
                <text:p>0.606648445129395</text:p>
                <draw:g>
                  <svg:desc>benchmarks.E3:benchmarks.E6</svg:desc>
                </draw:g>
              </table:table-cell>
              <table:table-cell office:value-type="float" office:value="1.56494832038879">
                <text:p>1.56494832038879</text:p>
                <draw:g>
                  <svg:desc>benchmarks.F3:benchmarks.F6</svg:desc>
                </draw:g>
              </table:table-cell>
            </table:table-row>
            <table:table-row>
              <table:table-cell office:value-type="string">
                <text:p>texts/pan-tadeusz-x2000.txt</text:p>
              </table:table-cell>
              <table:table-cell office:value-type="float" office:value="5.3355131149292">
                <text:p>5.3355131149292</text:p>
              </table:table-cell>
              <table:table-cell office:value-type="float" office:value="6.09808278083801">
                <text:p>6.09808278083801</text:p>
              </table:table-cell>
              <table:table-cell office:value-type="float" office:value="78.0999157428741">
                <text:p>78.0999157428741</text:p>
              </table:table-cell>
              <table:table-cell office:value-type="float" office:value="6.11130309104919">
                <text:p>6.11130309104919</text:p>
              </table:table-cell>
              <table:table-cell office:value-type="float" office:value="16.7213900089264">
                <text:p>16.7213900089264</text:p>
              </table:table-cell>
            </table:table-row>
            <table:table-row>
              <table:table-cell office:value-type="string">
                <text:p>texts/pan-tadeusz-x20.txt</text:p>
              </table:table-cell>
              <table:table-cell office:value-type="float" office:value="0.0855627059936523">
                <text:p>0.0855627059936523</text:p>
              </table:table-cell>
              <table:table-cell office:value-type="float" office:value="0.0909860134124756">
                <text:p>0.0909860134124756</text:p>
              </table:table-cell>
              <table:table-cell office:value-type="float" office:value="0.814338207244873">
                <text:p>0.814338207244873</text:p>
              </table:table-cell>
              <table:table-cell office:value-type="float" office:value="0.091923713684082">
                <text:p>0.091923713684082</text:p>
              </table:table-cell>
              <table:table-cell office:value-type="float" office:value="0.182292699813843">
                <text:p>0.182292699813843</text:p>
              </table:table-cell>
            </table:table-row>
            <table:table-row>
              <table:table-cell office:value-type="string">
                <text:p>texts/pan-tadeusz-x1.txt</text:p>
              </table:table-cell>
              <table:table-cell office:value-type="float" office:value="0.00409698486328125">
                <text:p>0.00409698486328125</text:p>
              </table:table-cell>
              <table:table-cell office:value-type="float" office:value="0.00499653816223145">
                <text:p>0.00499653816223145</text:p>
              </table:table-cell>
              <table:table-cell office:value-type="float" office:value="0.0411117076873779">
                <text:p>0.0411117076873779</text:p>
              </table:table-cell>
              <table:table-cell office:value-type="float" office:value="0.00528311729431152">
                <text:p>0.00528311729431152</text:p>
              </table:table-cell>
              <table:table-cell office:value-type="float" office:value="0.0120532512664795">
                <text:p>0.0120532512664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21cm" svg:height="16.43cm" xlink:href=".." xlink:type="simple" chart:class="chart:bar" chart:style-name="ch1">
        <chart:title svg:x="10.672cm" svg:y="0.464cm" chart:style-name="ch2">
          <text:p>Czasy deszyfrowania pliku tekstowego</text:p>
        </chart:title>
        <chart:legend chart:legend-position="end" svg:x="26.259cm" svg:y="6.92cm" style:legend-expansion="high" chart:style-name="ch3"/>
        <chart:plot-area chart:style-name="ch4" table:cell-range-address="benchmarks.A37:benchmarks.F41" chart:data-source-has-labels="both" svg:x="0.584cm" svg:y="1.571cm" svg:width="25.091cm" svg:height="13.55cm">
          <chart:coordinate-region svg:x="5.121cm" svg:y="1.571cm" svg:width="20.367cm" svg:height="12.903cm"/>
          <chart:axis chart:dimension="x" chart:name="primary-x" chart:style-name="ch5" chartooo:axis-type="auto">
            <chartooo:date-scale/>
            <chart:categories table:cell-range-address="benchmarks.A38:benchmarks.A41"/>
          </chart:axis>
          <chart:axis chart:dimension="y" chart:name="primary-y" chart:style-name="ch6">
            <chart:title svg:x="12.913cm" svg:y="15.449cm" chart:style-name="ch7">
              <text:p>[s]</text:p>
            </chart:title>
            <chart:grid chart:style-name="ch8" chart:class="major"/>
          </chart:axis>
          <chart:series chart:style-name="ch9" chart:values-cell-range-address="benchmarks.B38:benchmarks.B41" chart:label-cell-address="benchmarks.B37:benchmarks.B37" chart:class="chart:bar">
            <chart:data-point chart:repeated="4"/>
          </chart:series>
          <chart:series chart:style-name="ch10" chart:values-cell-range-address="benchmarks.C38:benchmarks.C41" chart:label-cell-address="benchmarks.C37:benchmarks.C37" chart:class="chart:bar">
            <chart:data-point chart:repeated="4"/>
          </chart:series>
          <chart:series chart:style-name="ch11" chart:values-cell-range-address="benchmarks.D38:benchmarks.D41" chart:label-cell-address="benchmarks.D37:benchmarks.D37" chart:class="chart:bar">
            <chart:data-point chart:repeated="4"/>
          </chart:series>
          <chart:series chart:style-name="ch12" chart:values-cell-range-address="benchmarks.E38:benchmarks.E41" chart:label-cell-address="benchmarks.E37:benchmarks.E37" chart:class="chart:bar">
            <chart:data-point chart:repeated="4"/>
          </chart:series>
          <chart:series chart:style-name="ch13" chart:values-cell-range-address="benchmarks.F38:benchmarks.F41" chart:label-cell-address="benchmarks.F37:benchmarks.F3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ES-128-ECB</text:p>
                <draw:g>
                  <svg:desc>benchmarks.B37:benchmarks.B37</svg:desc>
                </draw:g>
              </table:table-cell>
              <table:table-cell office:value-type="string">
                <text:p>AES-128-CBC</text:p>
                <draw:g>
                  <svg:desc>benchmarks.C37:benchmarks.C37</svg:desc>
                </draw:g>
              </table:table-cell>
              <table:table-cell office:value-type="string">
                <text:p>AES-128-CFB</text:p>
                <draw:g>
                  <svg:desc>benchmarks.D37:benchmarks.D37</svg:desc>
                </draw:g>
              </table:table-cell>
              <table:table-cell office:value-type="string">
                <text:p>AES-128-OFB</text:p>
                <draw:g>
                  <svg:desc>benchmarks.E37:benchmarks.E37</svg:desc>
                </draw:g>
              </table:table-cell>
              <table:table-cell office:value-type="string">
                <text:p>AES-128-CTR</text:p>
                <draw:g>
                  <svg:desc>benchmarks.F37:benchmarks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s/pan-tadeusz-x200.txt</text:p>
                <draw:g>
                  <svg:desc>benchmarks.A38:benchmarks.A41</svg:desc>
                </draw:g>
              </table:table-cell>
              <table:table-cell office:value-type="float" office:value="0.548891305923462">
                <text:p>0.548891305923462</text:p>
                <draw:g>
                  <svg:desc>benchmarks.B38:benchmarks.B41</svg:desc>
                </draw:g>
              </table:table-cell>
              <table:table-cell office:value-type="float" office:value="0.631217002868652">
                <text:p>0.631217002868652</text:p>
                <draw:g>
                  <svg:desc>benchmarks.C38:benchmarks.C41</svg:desc>
                </draw:g>
              </table:table-cell>
              <table:table-cell office:value-type="float" office:value="7.78859210014343">
                <text:p>7.78859210014343</text:p>
                <draw:g>
                  <svg:desc>benchmarks.D38:benchmarks.D41</svg:desc>
                </draw:g>
              </table:table-cell>
              <table:table-cell office:value-type="float" office:value="0.616282939910889">
                <text:p>0.616282939910889</text:p>
                <draw:g>
                  <svg:desc>benchmarks.E38:benchmarks.E41</svg:desc>
                </draw:g>
              </table:table-cell>
              <table:table-cell office:value-type="float" office:value="1.56158995628357">
                <text:p>1.56158995628357</text:p>
                <draw:g>
                  <svg:desc>benchmarks.F38:benchmarks.F41</svg:desc>
                </draw:g>
              </table:table-cell>
            </table:table-row>
            <table:table-row>
              <table:table-cell office:value-type="string">
                <text:p>texts/pan-tadeusz-x2000.txt</text:p>
              </table:table-cell>
              <table:table-cell office:value-type="float" office:value="5.37069725990295">
                <text:p>5.37069725990295</text:p>
              </table:table-cell>
              <table:table-cell office:value-type="float" office:value="6.27426743507385">
                <text:p>6.27426743507385</text:p>
              </table:table-cell>
              <table:table-cell office:value-type="float" office:value="82.3137764930725">
                <text:p>82.3137764930725</text:p>
              </table:table-cell>
              <table:table-cell office:value-type="float" office:value="6.33648490905762">
                <text:p>6.33648490905762</text:p>
              </table:table-cell>
              <table:table-cell office:value-type="float" office:value="15.9409325122833">
                <text:p>15.9409325122833</text:p>
              </table:table-cell>
            </table:table-row>
            <table:table-row>
              <table:table-cell office:value-type="string">
                <text:p>texts/pan-tadeusz-x20.txt</text:p>
              </table:table-cell>
              <table:table-cell office:value-type="float" office:value="0.0498793125152588">
                <text:p>0.0498793125152588</text:p>
              </table:table-cell>
              <table:table-cell office:value-type="float" office:value="0.0591287612915039">
                <text:p>0.0591287612915039</text:p>
              </table:table-cell>
              <table:table-cell office:value-type="float" office:value="0.781368017196655">
                <text:p>0.781368017196655</text:p>
              </table:table-cell>
              <table:table-cell office:value-type="float" office:value="0.0599908828735352">
                <text:p>0.0599908828735352</text:p>
              </table:table-cell>
              <table:table-cell office:value-type="float" office:value="0.157443523406982">
                <text:p>0.157443523406982</text:p>
              </table:table-cell>
            </table:table-row>
            <table:table-row>
              <table:table-cell office:value-type="string">
                <text:p>texts/pan-tadeusz-x1.txt</text:p>
              </table:table-cell>
              <table:table-cell office:value-type="float" office:value="0.00245332717895508">
                <text:p>0.00245332717895508</text:p>
              </table:table-cell>
              <table:table-cell office:value-type="float" office:value="0.00294065475463867">
                <text:p>0.00294065475463867</text:p>
              </table:table-cell>
              <table:table-cell office:value-type="float" office:value="0.0396308898925781">
                <text:p>0.0396308898925781</text:p>
              </table:table-cell>
              <table:table-cell office:value-type="float" office:value="0.00283408164978027">
                <text:p>0.00283408164978027</text:p>
              </table:table-cell>
              <table:table-cell office:value-type="float" office:value="0.00860357284545898">
                <text:p>0.008603572845458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